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float" office:value="96.0757" calcext:value-type="float">
            <text:p>96.0757</text:p>
          </table:table-cell>
          <table:table-cell office:value-type="float" office:value="83.3017" calcext:value-type="float">
            <text:p>83.3017</text:p>
          </table:table-cell>
          <table:table-cell office:value-type="float" office:value="75.0616" calcext:value-type="float">
            <text:p>75.0616</text:p>
          </table:table-cell>
          <table:table-cell office:value-type="float" office:value="98.0137" calcext:value-type="float">
            <text:p>98.0137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92.2345" calcext:value-type="float">
            <text:p>92.2345</text:p>
          </table:table-cell>
          <table:table-cell table:number-columns-repeated="3"/>
          <table:table-cell office:value-type="float" office:value="71.4286" calcext:value-type="float">
            <text:p>71.4286</text:p>
          </table:table-cell>
          <table:table-cell/>
          <table:table-cell office:value-type="float" office:value="70.8656" calcext:value-type="float">
            <text:p>70.8656</text:p>
          </table:table-cell>
          <table:table-cell office:value-type="float" office:value="70.7107" calcext:value-type="float">
            <text:p>70.7107</text:p>
          </table:table-cell>
          <table:table-cell office:value-type="float" office:value="66.133" calcext:value-type="float">
            <text:p>66.133</text:p>
          </table:table-cell>
          <table:table-cell office:value-type="float" office:value="70.8692" calcext:value-type="float">
            <text:p>70.8692</text:p>
          </table:table-cell>
          <table:table-cell table:number-columns-repeated="2"/>
          <table:table-cell office:value-type="float" office:value="71.4286" calcext:value-type="float">
            <text:p>71.4286</text:p>
          </table:table-cell>
        </table:table-row>
        <table:table-row table:style-name="ro1">
          <table:table-cell office:value-type="float" office:value="94.1413" calcext:value-type="float">
            <text:p>94.1413</text:p>
          </table:table-cell>
          <table:table-cell office:value-type="float" office:value="84.2072" calcext:value-type="float">
            <text:p>84.2072</text:p>
          </table:table-cell>
          <table:table-cell office:value-type="float" office:value="100" calcext:value-type="float">
            <text:p>100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93.0563" calcext:value-type="float">
            <text:p>93.0563</text:p>
          </table:table-cell>
          <table:table-cell table:number-columns-repeated="3"/>
          <table:table-cell office:value-type="float" office:value="71.3062" calcext:value-type="float">
            <text:p>71.3062</text:p>
          </table:table-cell>
          <table:table-cell table:number-columns-repeated="2"/>
          <table:table-cell office:value-type="float" office:value="70.8286" calcext:value-type="float">
            <text:p>70.8286</text:p>
          </table:table-cell>
          <table:table-cell office:value-type="float" office:value="67.727" calcext:value-type="float">
            <text:p>67.727</text:p>
          </table:table-cell>
          <table:table-cell office:value-type="float" office:value="66.2494" calcext:value-type="float">
            <text:p>66.2494</text:p>
          </table:table-cell>
          <table:table-cell table:number-columns-repeated="2"/>
          <table:table-cell office:value-type="float" office:value="71.3062" calcext:value-type="float">
            <text:p>71.3062</text:p>
          </table:table-cell>
        </table:table-row>
        <table:table-row table:style-name="ro1">
          <table:table-cell office:value-type="float" office:value="94.8831" calcext:value-type="float">
            <text:p>94.8831</text:p>
          </table:table-cell>
          <table:table-cell office:value-type="float" office:value="84.8995" calcext:value-type="float">
            <text:p>84.8995</text:p>
          </table:table-cell>
          <table:table-cell office:value-type="float" office:value="96.2286" calcext:value-type="float">
            <text:p>96.2286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98.8335" calcext:value-type="float">
            <text:p>98.8335</text:p>
          </table:table-cell>
          <table:table-cell office:value-type="float" office:value="99.4875" calcext:value-type="float">
            <text:p>99.4875</text:p>
          </table:table-cell>
          <table:table-cell table:number-columns-repeated="3"/>
          <table:table-cell office:value-type="float" office:value="71.4286" calcext:value-type="float">
            <text:p>71.4286</text:p>
          </table:table-cell>
          <table:table-cell table:number-columns-repeated="2"/>
          <table:table-cell office:value-type="float" office:value="70.8286" calcext:value-type="float">
            <text:p>70.8286</text:p>
          </table:table-cell>
          <table:table-cell table:number-columns-repeated="4"/>
          <table:table-cell office:value-type="float" office:value="71.4286" calcext:value-type="float">
            <text:p>71.4286</text:p>
          </table:table-cell>
        </table:table-row>
        <table:table-row table:style-name="ro1">
          <table:table-cell office:value-type="float" office:value="91.8323" calcext:value-type="float">
            <text:p>91.8323</text:p>
          </table:table-cell>
          <table:table-cell office:value-type="float" office:value="80.5164" calcext:value-type="float">
            <text:p>80.51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84" calcext:value-type="float">
            <text:p>97.84</text:p>
          </table:table-cell>
          <table:table-cell office:value-type="float" office:value="84.2486" calcext:value-type="float">
            <text:p>84.2486</text:p>
          </table:table-cell>
          <table:table-cell table:number-columns-repeated="3"/>
          <table:table-cell office:value-type="float" office:value="71.4286" calcext:value-type="float">
            <text:p>71.4286</text:p>
          </table:table-cell>
          <table:table-cell table:number-columns-repeated="7"/>
          <table:table-cell office:value-type="float" office:value="71.4286" calcext:value-type="float">
            <text:p>71.4286</text:p>
          </table:table-cell>
        </table:table-row>
        <table:table-row table:style-name="ro1">
          <table:table-cell office:value-type="float" office:value="69.8607" calcext:value-type="float">
            <text:p>69.8607</text:p>
          </table:table-cell>
          <table:table-cell office:value-type="float" office:value="77.737" calcext:value-type="float">
            <text:p>77.737</text:p>
          </table:table-cell>
          <table:table-cell office:value-type="float" office:value="100" calcext:value-type="float">
            <text:p>100</text:p>
          </table:table-cell>
          <table:table-cell office:value-type="float" office:value="98.8332" calcext:value-type="float">
            <text:p>98.8332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87.8574" calcext:value-type="float">
            <text:p>87.8574</text:p>
          </table:table-cell>
          <table:table-cell table:number-columns-repeated="3"/>
          <table:table-cell office:value-type="float" office:value="70.8656" calcext:value-type="float">
            <text:p>70.8656</text:p>
          </table:table-cell>
          <table:table-cell table:number-columns-repeated="7"/>
          <table:table-cell office:value-type="float" office:value="70.8656" calcext:value-type="float">
            <text:p>70.8656</text:p>
          </table:table-cell>
        </table:table-row>
        <table:table-row table:style-name="ro1">
          <table:table-cell office:value-type="float" office:value="95.9397" calcext:value-type="float">
            <text:p>95.9397</text:p>
          </table:table-cell>
          <table:table-cell office:value-type="float" office:value="85.4708" calcext:value-type="float">
            <text:p>85.4708</text:p>
          </table:table-cell>
          <table:table-cell office:value-type="float" office:value="100" calcext:value-type="float">
            <text:p>100</text:p>
          </table:table-cell>
          <table:table-cell office:value-type="float" office:value="79.2351" calcext:value-type="float">
            <text:p>79.2351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93.6773" calcext:value-type="float">
            <text:p>93.6773</text:p>
          </table:table-cell>
          <table:table-cell table:number-columns-repeated="11"/>
          <table:table-cell office:value-type="float" office:value="70.8656" calcext:value-type="float">
            <text:p>70.8656</text:p>
          </table:table-cell>
        </table:table-row>
        <table:table-row table:style-name="ro1">
          <table:table-cell office:value-type="float" office:value="99.7783" calcext:value-type="float">
            <text:p>99.7783</text:p>
          </table:table-cell>
          <table:table-cell office:value-type="float" office:value="84.8995" calcext:value-type="float">
            <text:p>84.8995</text:p>
          </table:table-cell>
          <table:table-cell office:value-type="float" office:value="87.0417" calcext:value-type="float">
            <text:p>87.0417</text:p>
          </table:table-cell>
          <table:table-cell office:value-type="float" office:value="99.6252" calcext:value-type="float">
            <text:p>99.6252</text:p>
          </table:table-cell>
          <table:table-cell office:value-type="float" office:value="97.8564" calcext:value-type="float">
            <text:p>97.8564</text:p>
          </table:table-cell>
          <table:table-cell office:value-type="float" office:value="94.6794" calcext:value-type="float">
            <text:p>94.6794</text:p>
          </table:table-cell>
          <table:table-cell table:number-columns-repeated="11"/>
          <table:table-cell office:value-type="float" office:value="70.7107" calcext:value-type="float">
            <text:p>70.7107</text:p>
          </table:table-cell>
        </table:table-row>
        <table:table-row table:style-name="ro1">
          <table:table-cell table:style-name="ce1" office:value-type="float" office:value="69.7846" calcext:value-type="float">
            <text:p>69.7846</text:p>
          </table:table-cell>
          <table:table-cell office:value-type="float" office:value="94.0265" calcext:value-type="float">
            <text:p>94.0265</text:p>
          </table:table-cell>
          <table:table-cell office:value-type="float" office:value="78.026" calcext:value-type="float">
            <text:p>78.026</text:p>
          </table:table-cell>
          <table:table-cell office:value-type="float" office:value="91.0447" calcext:value-type="float">
            <text:p>91.0447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88.6761" calcext:value-type="float">
            <text:p>88.6761</text:p>
          </table:table-cell>
          <table:table-cell table:number-columns-repeated="11"/>
          <table:table-cell office:value-type="float" office:value="70.8286" calcext:value-type="float">
            <text:p>70.82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8.0312" calcext:value-type="float">
            <text:p>88.0312</text:p>
          </table:table-cell>
          <table:table-cell office:value-type="float" office:value="99.486" calcext:value-type="float">
            <text:p>99.486</text:p>
          </table:table-cell>
          <table:table-cell office:value-type="float" office:value="96.8942" calcext:value-type="float">
            <text:p>96.8942</text:p>
          </table:table-cell>
          <table:table-cell office:value-type="float" office:value="95.4105" calcext:value-type="float">
            <text:p>95.4105</text:p>
          </table:table-cell>
          <table:table-cell office:value-type="float" office:value="91.7365" calcext:value-type="float">
            <text:p>91.7365</text:p>
          </table:table-cell>
          <table:table-cell table:number-columns-repeated="11"/>
          <table:table-cell office:value-type="float" office:value="70.8286" calcext:value-type="float">
            <text:p>70.8286</text:p>
          </table:table-cell>
        </table:table-row>
        <table:table-row table:style-name="ro1">
          <table:table-cell office:value-type="float" office:value="99.5565" calcext:value-type="float">
            <text:p>99.5565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68.313" calcext:value-type="float">
            <text:p>68.313</text:p>
          </table:table-cell>
          <table:table-cell office:value-type="float" office:value="95.1892" calcext:value-type="float">
            <text:p>95.1892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94.9881" calcext:value-type="float">
            <text:p>94.9881</text:p>
          </table:table-cell>
          <table:table-cell table:number-columns-repeated="11"/>
          <table:table-cell office:value-type="float" office:value="66.133" calcext:value-type="float">
            <text:p>66.133</text:p>
          </table:table-cell>
        </table:table-row>
        <table:table-row table:style-name="ro1">
          <table:table-cell office:value-type="float" office:value="79.7669" calcext:value-type="float">
            <text:p>79.7669</text:p>
          </table:table-cell>
          <table:table-cell office:value-type="float" office:value="76.0829" calcext:value-type="float">
            <text:p>76.0829</text:p>
          </table:table-cell>
          <table:table-cell office:value-type="float" office:value="90.0292" calcext:value-type="float">
            <text:p>90.0292</text:p>
          </table:table-cell>
          <table:table-cell office:value-type="float" office:value="76.0478" calcext:value-type="float">
            <text:p>76.0478</text:p>
          </table:table-cell>
          <table:table-cell office:value-type="float" office:value="97.1897" calcext:value-type="float">
            <text:p>97.1897</text:p>
          </table:table-cell>
          <table:table-cell office:value-type="float" office:value="98.8005" calcext:value-type="float">
            <text:p>98.8005</text:p>
          </table:table-cell>
          <table:table-cell table:number-columns-repeated="11"/>
          <table:table-cell office:value-type="float" office:value="67.727" calcext:value-type="float">
            <text:p>67.727</text:p>
          </table:table-cell>
        </table:table-row>
        <table:table-row table:style-name="ro1">
          <table:table-cell office:value-type="float" office:value="94.5471" calcext:value-type="float">
            <text:p>94.5471</text:p>
          </table:table-cell>
          <table:table-cell office:value-type="float" office:value="76.1561" calcext:value-type="float">
            <text:p>76.1561</text:p>
          </table:table-cell>
          <table:table-cell office:value-type="float" office:value="100" calcext:value-type="float">
            <text:p>100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99.1668" calcext:value-type="float">
            <text:p>99.1668</text:p>
          </table:table-cell>
          <table:table-cell table:style-name="ce1" office:value-type="float" office:value="68.8358" calcext:value-type="float">
            <text:p>68.8358</text:p>
          </table:table-cell>
          <table:table-cell table:number-columns-repeated="11"/>
          <table:table-cell office:value-type="float" office:value="70.8692" calcext:value-type="float">
            <text:p>70.8692</text:p>
          </table:table-cell>
        </table:table-row>
        <table:table-row table:style-name="ro1">
          <table:table-cell office:value-type="float" office:value="92.8962" calcext:value-type="float">
            <text:p>92.8962</text:p>
          </table:table-cell>
          <table:table-cell office:value-type="float" office:value="96.9166" calcext:value-type="float">
            <text:p>96.9166</text:p>
          </table:table-cell>
          <table:table-cell office:value-type="float" office:value="87.5339" calcext:value-type="float">
            <text:p>87.5339</text:p>
          </table:table-cell>
          <table:table-cell office:value-type="float" office:value="100" calcext:value-type="float">
            <text:p>100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89.2703" calcext:value-type="float">
            <text:p>89.2703</text:p>
          </table:table-cell>
          <table:table-cell table:number-columns-repeated="11"/>
          <table:table-cell office:value-type="float" office:value="66.2494" calcext:value-type="float">
            <text:p>66.2494</text:p>
          </table:table-cell>
        </table:table-row>
        <table:table-row table:style-name="ro1">
          <table:table-cell office:value-type="float" office:value="99.7783" calcext:value-type="float">
            <text:p>99.7783</text:p>
          </table:table-cell>
          <table:table-cell office:value-type="float" office:value="80.72" calcext:value-type="float">
            <text:p>80.72</text:p>
          </table:table-cell>
          <table:table-cell office:value-type="float" office:value="98.1307" calcext:value-type="float">
            <text:p>98.1307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99.6634" calcext:value-type="float">
            <text:p>99.6634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.9995" calcext:value-type="float">
            <text:p>77.9995</text:p>
          </table:table-cell>
          <table:table-cell office:value-type="float" office:value="82.3221" calcext:value-type="float">
            <text:p>82.3221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87.7191" calcext:value-type="float">
            <text:p>87.7191</text:p>
          </table:table-cell>
          <table:table-cell table:number-columns-repeated="12"/>
        </table:table-row>
        <table:table-row table:style-name="ro1">
          <table:table-cell office:value-type="float" office:value="99.7783" calcext:value-type="float">
            <text:p>99.7783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93.8342" calcext:value-type="float">
            <text:p>93.8342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98.3352" calcext:value-type="float">
            <text:p>98.3352</text:p>
          </table:table-cell>
          <table:table-cell office:value-type="float" office:value="74.5022" calcext:value-type="float">
            <text:p>74.5022</text:p>
          </table:table-cell>
          <table:table-cell table:number-columns-repeated="12"/>
        </table:table-row>
        <table:table-row table:style-name="ro1">
          <table:table-cell office:value-type="float" office:value="75.7675" calcext:value-type="float">
            <text:p>75.7675</text:p>
          </table:table-cell>
          <table:table-cell office:value-type="float" office:value="93.5412" calcext:value-type="float">
            <text:p>93.5412</text:p>
          </table:table-cell>
          <table:table-cell office:value-type="float" office:value="94.6686" calcext:value-type="float">
            <text:p>94.6686</text:p>
          </table:table-cell>
          <table:table-cell office:value-type="float" office:value="81.9237" calcext:value-type="float">
            <text:p>81.9237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90.1115" calcext:value-type="float">
            <text:p>90.1115</text:p>
          </table:table-cell>
          <table:table-cell table:number-columns-repeated="12"/>
        </table:table-row>
        <table:table-row table:style-name="ro1">
          <table:table-cell office:value-type="float" office:value="90.4534" calcext:value-type="float">
            <text:p>90.4534</text:p>
          </table:table-cell>
          <table:table-cell table:style-name="ce1" office:value-type="float" office:value="67.42" calcext:value-type="float">
            <text:p>67.42</text:p>
          </table:table-cell>
          <table:table-cell office:value-type="float" office:value="100" calcext:value-type="float">
            <text:p>100</text:p>
          </table:table-cell>
          <table:table-cell office:value-type="float" office:value="82.2726" calcext:value-type="float">
            <text:p>82.2726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93.3734" calcext:value-type="float">
            <text:p>93.3734</text:p>
          </table:table-cell>
          <table:table-cell table:number-columns-repeated="11"/>
          <table:table-cell table:formula="of:=SUM([.R1:.R13])/13" office:value-type="float" office:value="70.0515153846154" calcext:value-type="float">
            <text:p>70.0515153846</text:p>
          </table:table-cell>
        </table:table-row>
        <table:table-row table:style-name="ro1">
          <table:table-cell office:value-type="float" office:value="83.5731" calcext:value-type="float">
            <text:p>83.5731</text:p>
          </table:table-cell>
          <table:table-cell office:value-type="float" office:value="86.3287" calcext:value-type="float">
            <text:p>86.3287</text:p>
          </table:table-cell>
          <table:table-cell office:value-type="float" office:value="86.2644" calcext:value-type="float">
            <text:p>86.2644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100" calcext:value-type="float">
            <text:p>100</text:p>
          </table:table-cell>
          <table:table-cell table:number-columns-repeated="11"/>
          <table:table-cell table:formula="of:=STDEV([.R1:.R13])" office:value-type="float" office:value="1.96031155255407" calcext:value-type="float">
            <text:p>1.9603115526</text:p>
          </table:table-cell>
        </table:table-row>
        <table:table-row table:style-name="ro1">
          <table:table-cell office:value-type="float" office:value="99.7783" calcext:value-type="float">
            <text:p>99.7783</text:p>
          </table:table-cell>
          <table:table-cell office:value-type="float" office:value="86.4804" calcext:value-type="float">
            <text:p>86.4804</text:p>
          </table:table-cell>
          <table:table-cell office:value-type="float" office:value="96.6345" calcext:value-type="float">
            <text:p>96.6345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97.0005" calcext:value-type="float">
            <text:p>97.0005</text:p>
          </table:table-cell>
          <table:table-cell office:value-type="float" office:value="71.5264" calcext:value-type="float">
            <text:p>71.5264</text:p>
          </table:table-cell>
          <table:table-cell table:number-columns-repeated="11"/>
          <table:table-cell table:formula="of:=MEDIAN([.R1:.R13])" office:value-type="float" office:value="70.8656" calcext:value-type="float">
            <text:p>70.8656</text:p>
          </table:table-cell>
        </table:table-row>
        <table:table-row table:style-name="ro1">
          <table:table-cell office:value-type="float" office:value="99.4866" calcext:value-type="float">
            <text:p>99.4866</text:p>
          </table:table-cell>
          <table:table-cell office:value-type="float" office:value="92.1117" calcext:value-type="float">
            <text:p>92.1117</text:p>
          </table:table-cell>
          <table:table-cell office:value-type="float" office:value="91.5156" calcext:value-type="float">
            <text:p>91.5156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99.3333" calcext:value-type="float">
            <text:p>99.3333</text:p>
          </table:table-cell>
          <table:table-cell office:value-type="float" office:value="72.0485" calcext:value-type="float">
            <text:p>72.0485</text:p>
          </table:table-cell>
          <table:table-cell table:number-columns-repeated="11"/>
          <table:table-cell table:formula="of:=QUARTILE([.R1:.R13];1)" office:value-type="float" office:value="70.7107" calcext:value-type="float">
            <text:p>70.7107</text:p>
          </table:table-cell>
        </table:table-row>
        <table:table-row table:style-name="ro1">
          <table:table-cell office:value-type="float" office:value="99.7783" calcext:value-type="float">
            <text:p>99.7783</text:p>
          </table:table-cell>
          <table:table-cell office:value-type="float" office:value="78.5993" calcext:value-type="float">
            <text:p>78.5993</text:p>
          </table:table-cell>
          <table:table-cell table:style-name="ce1" office:value-type="float" office:value="68.313" calcext:value-type="float">
            <text:p>68.313</text:p>
          </table:table-cell>
          <table:table-cell office:value-type="float" office:value="96.0879" calcext:value-type="float">
            <text:p>96.0879</text:p>
          </table:table-cell>
          <table:table-cell office:value-type="float" office:value="98.0137" calcext:value-type="float">
            <text:p>98.0137</text:p>
          </table:table-cell>
          <table:table-cell office:value-type="float" office:value="91.7022" calcext:value-type="float">
            <text:p>91.7022</text:p>
          </table:table-cell>
          <table:table-cell table:number-columns-repeated="11"/>
          <table:table-cell table:formula="of:=QUARTILE([.R1:.R13];3)" office:value-type="float" office:value="71.3062" calcext:value-type="float">
            <text:p>71.30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3.2735" calcext:value-type="float">
            <text:p>83.2735</text:p>
          </table:table-cell>
          <table:table-cell office:value-type="float" office:value="89.253" calcext:value-type="float">
            <text:p>89.253</text:p>
          </table:table-cell>
          <table:table-cell office:value-type="float" office:value="73.8442" calcext:value-type="float">
            <text:p>73.8442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97.4663" calcext:value-type="float">
            <text:p>97.4663</text:p>
          </table:table-cell>
          <table:table-cell table:number-columns-repeated="11"/>
          <table:table-cell table:formula="of:=MAX([.R1:.R13])" office:value-type="float" office:value="71.4286" calcext:value-type="float">
            <text:p>71.42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.4666" calcext:value-type="float">
            <text:p>95.4666</text:p>
          </table:table-cell>
          <table:table-cell office:value-type="float" office:value="75.8863" calcext:value-type="float">
            <text:p>75.8863</text:p>
          </table:table-cell>
          <table:table-cell office:value-type="float" office:value="97.7583" calcext:value-type="float">
            <text:p>97.7583</text:p>
          </table:table-cell>
          <table:table-cell office:value-type="float" office:value="95.0263" calcext:value-type="float">
            <text:p>95.0263</text:p>
          </table:table-cell>
          <table:table-cell office:value-type="float" office:value="100" calcext:value-type="float">
            <text:p>100</text:p>
          </table:table-cell>
          <table:table-cell table:number-columns-repeated="11"/>
          <table:table-cell office:value-type="float" office:value="66.133" calcext:value-type="float">
            <text:p>66.1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.9119" calcext:value-type="float">
            <text:p>73.9119</text:p>
          </table:table-cell>
          <table:table-cell office:value-type="float" office:value="88.5903" calcext:value-type="float">
            <text:p>88.5903</text:p>
          </table:table-cell>
          <table:table-cell office:value-type="float" office:value="100" calcext:value-type="float">
            <text:p>100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95.4525" calcext:value-type="float">
            <text:p>95.4525</text:p>
          </table:table-cell>
          <table:table-cell table:number-columns-repeated="12"/>
        </table:table-row>
        <table:table-row table:style-name="ro1">
          <table:table-cell office:value-type="float" office:value="74.7285" calcext:value-type="float">
            <text:p>74.7285</text:p>
          </table:table-cell>
          <table:table-cell office:value-type="float" office:value="98.4263" calcext:value-type="float">
            <text:p>98.4263</text:p>
          </table:table-cell>
          <table:table-cell office:value-type="float" office:value="99.1477" calcext:value-type="float">
            <text:p>99.1477</text:p>
          </table:table-cell>
          <table:table-cell office:value-type="float" office:value="92.7349" calcext:value-type="float">
            <text:p>92.7349</text:p>
          </table:table-cell>
          <table:table-cell office:value-type="float" office:value="97.6688" calcext:value-type="float">
            <text:p>97.6688</text:p>
          </table:table-cell>
          <table:table-cell office:value-type="float" office:value="92.7476" calcext:value-type="float">
            <text:p>92.7476</text:p>
          </table:table-cell>
          <table:table-cell table:number-columns-repeated="12"/>
        </table:table-row>
        <table:table-row table:style-name="ro1">
          <table:table-cell table:style-name="ce1" office:value-type="float" office:value="67.6816" calcext:value-type="float">
            <text:p>67.6816</text:p>
          </table:table-cell>
          <table:table-cell table:style-name="ce1" office:value-type="float" office:value="68.4511" calcext:value-type="float">
            <text:p>68.4511</text:p>
          </table:table-cell>
          <table:table-cell office:value-type="float" office:value="93.7353" calcext:value-type="float">
            <text:p>93.7353</text:p>
          </table:table-cell>
          <table:table-cell office:value-type="float" office:value="81.6945" calcext:value-type="float">
            <text:p>81.6945</text:p>
          </table:table-cell>
          <table:table-cell office:value-type="float" office:value="100" calcext:value-type="float">
            <text:p>100</text:p>
          </table:table-cell>
          <table:table-cell office:value-type="float" office:value="92.054" calcext:value-type="float">
            <text:p>92.054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.9995" calcext:value-type="float">
            <text:p>87.9995</text:p>
          </table:table-cell>
          <table:table-cell office:value-type="float" office:value="99.486" calcext:value-type="float">
            <text:p>99.486</text:p>
          </table:table-cell>
          <table:table-cell office:value-type="float" office:value="88.0098" calcext:value-type="float">
            <text:p>88.0098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88.0233" calcext:value-type="float">
            <text:p>88.023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9.6581" calcext:value-type="float">
            <text:p>99.6581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97.501" calcext:value-type="float">
            <text:p>97.501</text:p>
          </table:table-cell>
          <table:table-cell office:value-type="float" office:value="92.8594" calcext:value-type="float">
            <text:p>92.8594</text:p>
          </table:table-cell>
          <table:table-cell table:number-columns-repeated="12"/>
        </table:table-row>
        <table:table-row table:style-name="ro1">
          <table:table-cell office:value-type="float" office:value="89.0739" calcext:value-type="float">
            <text:p>89.0739</text:p>
          </table:table-cell>
          <table:table-cell office:value-type="float" office:value="100" calcext:value-type="float">
            <text:p>100</text:p>
          </table:table-cell>
          <table:table-cell office:value-type="float" office:value="81.4674" calcext:value-type="float">
            <text:p>81.4674</text:p>
          </table:table-cell>
          <table:table-cell office:value-type="float" office:value="87.8675" calcext:value-type="float">
            <text:p>87.8675</text:p>
          </table:table-cell>
          <table:table-cell office:value-type="float" office:value="99.1679" calcext:value-type="float">
            <text:p>99.1679</text:p>
          </table:table-cell>
          <table:table-cell office:value-type="float" office:value="74.1599" calcext:value-type="float">
            <text:p>74.1599</text:p>
          </table:table-cell>
          <table:table-cell table:number-columns-repeated="12"/>
        </table:table-row>
        <table:table-row table:style-name="ro1">
          <table:table-cell office:value-type="float" office:value="91.0725" calcext:value-type="float">
            <text:p>91.0725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100" calcext:value-type="float">
            <text:p>100</text:p>
          </table:table-cell>
          <table:table-cell office:value-type="float" office:value="91.4496" calcext:value-type="float">
            <text:p>91.4496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81.8446" calcext:value-type="float">
            <text:p>81.8446</text:p>
          </table:table-cell>
          <table:table-cell table:number-columns-repeated="12"/>
        </table:table-row>
        <table:table-row table:style-name="ro1">
          <table:table-cell office:value-type="float" office:value="90.1553" calcext:value-type="float">
            <text:p>90.1553</text:p>
          </table:table-cell>
          <table:table-cell office:value-type="float" office:value="86.7546" calcext:value-type="float">
            <text:p>86.7546</text:p>
          </table:table-cell>
          <table:table-cell office:value-type="float" office:value="99.6571" calcext:value-type="float">
            <text:p>99.6571</text:p>
          </table:table-cell>
          <table:table-cell office:value-type="float" office:value="99.0006" calcext:value-type="float">
            <text:p>99.0006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99.486" calcext:value-type="float">
            <text:p>99.486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.386" calcext:value-type="float">
            <text:p>80.386</text:p>
          </table:table-cell>
          <table:table-cell office:value-type="float" office:value="88.1554" calcext:value-type="float">
            <text:p>88.1554</text:p>
          </table:table-cell>
          <table:table-cell office:value-type="float" office:value="97.3339" calcext:value-type="float">
            <text:p>97.3339</text:p>
          </table:table-cell>
          <table:table-cell office:value-type="float" office:value="99.005" calcext:value-type="float">
            <text:p>99.005</text:p>
          </table:table-cell>
          <table:table-cell office:value-type="float" office:value="82.2181" calcext:value-type="float">
            <text:p>82.2181</text:p>
          </table:table-cell>
          <table:table-cell table:number-columns-repeated="12"/>
        </table:table-row>
        <table:table-row table:style-name="ro1">
          <table:table-cell office:value-type="float" office:value="99.5565" calcext:value-type="float">
            <text:p>99.5565</text:p>
          </table:table-cell>
          <table:table-cell office:value-type="float" office:value="98.9247" calcext:value-type="float">
            <text:p>98.9247</text:p>
          </table:table-cell>
          <table:table-cell table:style-name="ce1" office:value-type="float" office:value="68.313" calcext:value-type="float">
            <text:p>68.313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98.9784" calcext:value-type="float">
            <text:p>98.9784</text:p>
          </table:table-cell>
          <table:table-cell table:number-columns-repeated="12"/>
        </table:table-row>
        <table:table-row table:style-name="ro1">
          <table:table-cell office:value-type="float" office:value="99.7783" calcext:value-type="float">
            <text:p>99.7783</text:p>
          </table:table-cell>
          <table:table-cell office:value-type="float" office:value="84.1306" calcext:value-type="float">
            <text:p>84.1306</text:p>
          </table:table-cell>
          <table:table-cell office:value-type="float" office:value="98.2988" calcext:value-type="float">
            <text:p>98.2988</text:p>
          </table:table-cell>
          <table:table-cell office:value-type="float" office:value="87.7883" calcext:value-type="float">
            <text:p>87.7883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81.6749" calcext:value-type="float">
            <text:p>81.6749</text:p>
          </table:table-cell>
          <table:table-cell table:number-columns-repeated="12"/>
        </table:table-row>
        <table:table-row table:style-name="ro1">
          <table:table-cell office:value-type="float" office:value="87.1511" calcext:value-type="float">
            <text:p>87.15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.0047" calcext:value-type="float">
            <text:p>80.0047</text:p>
          </table:table-cell>
          <table:table-cell/>
          <table:table-cell office:value-type="float" office:value="89.7064" calcext:value-type="float">
            <text:p>89.7064</text:p>
          </table:table-cell>
          <table:table-cell table:number-columns-repeated="12"/>
        </table:table-row>
        <table:table-row table:style-name="ro1">
          <table:table-cell table:style-name="ce1" office:value-type="float" office:value="68.3086" calcext:value-type="float">
            <text:p>68.3086</text:p>
          </table:table-cell>
          <table:table-cell office:value-type="float" office:value="90.4534" calcext:value-type="float">
            <text:p>90.4534</text:p>
          </table:table-cell>
          <table:table-cell office:value-type="float" office:value="100" calcext:value-type="float">
            <text:p>100</text:p>
          </table:table-cell>
          <table:table-cell office:value-type="float" office:value="90.9212" calcext:value-type="float">
            <text:p>90.9212</text:p>
          </table:table-cell>
          <table:table-cell/>
          <table:table-cell office:value-type="float" office:value="99.3174" calcext:value-type="float">
            <text:p>99.3174</text:p>
          </table:table-cell>
          <table:table-cell table:number-columns-repeated="12"/>
        </table:table-row>
        <table:table-row table:style-name="ro1">
          <table:table-cell office:value-type="float" office:value="78.1497" calcext:value-type="float">
            <text:p>78.1497</text:p>
          </table:table-cell>
          <table:table-cell office:value-type="float" office:value="96.251" calcext:value-type="float">
            <text:p>96.251</text:p>
          </table:table-cell>
          <table:table-cell office:value-type="float" office:value="98.6409" calcext:value-type="float">
            <text:p>98.6409</text:p>
          </table:table-cell>
          <table:table-cell office:value-type="float" office:value="99.1668" calcext:value-type="float">
            <text:p>99.1668</text:p>
          </table:table-cell>
          <table:table-cell/>
          <table:table-cell office:value-type="float" office:value="92.1415" calcext:value-type="float">
            <text:p>92.1415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.7407" calcext:value-type="float">
            <text:p>91.7407</text:p>
          </table:table-cell>
          <table:table-cell office:value-type="float" office:value="85.4855" calcext:value-type="float">
            <text:p>85.4855</text:p>
          </table:table-cell>
          <table:table-cell office:value-type="float" office:value="93.2066" calcext:value-type="float">
            <text:p>93.2066</text:p>
          </table:table-cell>
          <table:table-cell table:formula="of:=SUM([.E1:.E35])/35" office:value-type="float" office:value="98.8577657142857" calcext:value-type="float">
            <text:p>98.8577657143</text:p>
          </table:table-cell>
          <table:table-cell office:value-type="float" office:value="91.5498" calcext:value-type="float">
            <text:p>91.5498</text:p>
          </table:table-cell>
          <table:table-cell table:number-columns-repeated="12"/>
        </table:table-row>
        <table:table-row table:style-name="ro1">
          <table:table-cell office:value-type="float" office:value="99.7783" calcext:value-type="float">
            <text:p>99.7783</text:p>
          </table:table-cell>
          <table:table-cell office:value-type="float" office:value="82.0489" calcext:value-type="float">
            <text:p>82.0489</text:p>
          </table:table-cell>
          <table:table-cell office:value-type="float" office:value="83.666" calcext:value-type="float">
            <text:p>83.666</text:p>
          </table:table-cell>
          <table:table-cell office:value-type="float" office:value="94.4257" calcext:value-type="float">
            <text:p>94.4257</text:p>
          </table:table-cell>
          <table:table-cell table:formula="of:=STDEV([.E1:.E35])" office:value-type="float" office:value="1.24300314914722" calcext:value-type="float">
            <text:p>1.2430031491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99.5565" calcext:value-type="float">
            <text:p>99.5565</text:p>
          </table:table-cell>
          <table:table-cell office:value-type="float" office:value="71.6578" calcext:value-type="float">
            <text:p>71.6578</text:p>
          </table:table-cell>
          <table:table-cell office:value-type="float" office:value="92.3133" calcext:value-type="float">
            <text:p>92.3133</text:p>
          </table:table-cell>
          <table:table-cell office:value-type="float" office:value="82.9629" calcext:value-type="float">
            <text:p>82.9629</text:p>
          </table:table-cell>
          <table:table-cell table:formula="of:=MEDIAN([.E1:.E35])" office:value-type="float" office:value="99.3339" calcext:value-type="float">
            <text:p>99.3339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8.1165" calcext:value-type="float">
            <text:p>88.1165</text:p>
          </table:table-cell>
          <table:table-cell office:value-type="float" office:value="92.6076" calcext:value-type="float">
            <text:p>92.6076</text:p>
          </table:table-cell>
          <table:table-cell office:value-type="float" office:value="77.4784" calcext:value-type="float">
            <text:p>77.4784</text:p>
          </table:table-cell>
          <table:table-cell table:formula="of:=QUARTILE([.E1:.E35];1)" office:value-type="float" office:value="98.17445" calcext:value-type="float">
            <text:p>98.17445</text:p>
          </table:table-cell>
          <table:table-cell table:style-name="ce1" office:value-type="float" office:value="68.3138" calcext:value-type="float">
            <text:p>68.3138</text:p>
          </table:table-cell>
          <table:table-cell table:number-columns-repeated="12"/>
        </table:table-row>
        <table:table-row table:style-name="ro1">
          <table:table-cell office:value-type="float" office:value="83.7285" calcext:value-type="float">
            <text:p>83.7285</text:p>
          </table:table-cell>
          <table:table-cell office:value-type="float" office:value="94.0837" calcext:value-type="float">
            <text:p>94.0837</text:p>
          </table:table-cell>
          <table:table-cell office:value-type="float" office:value="85.1692" calcext:value-type="float">
            <text:p>85.1692</text:p>
          </table:table-cell>
          <table:table-cell office:value-type="float" office:value="99.438" calcext:value-type="float">
            <text:p>99.438</text:p>
          </table:table-cell>
          <table:table-cell table:formula="of:=QUARTILE([.E1:.E35];3)" office:value-type="float" office:value="99.6672" calcext:value-type="float">
            <text:p>99.6672</text:p>
          </table:table-cell>
          <table:table-cell office:value-type="float" office:value="88.8113" calcext:value-type="float">
            <text:p>88.8113</text:p>
          </table:table-cell>
          <table:table-cell table:number-columns-repeated="12"/>
        </table:table-row>
        <table:table-row table:style-name="ro1">
          <table:table-cell office:value-type="float" office:value="99.3355" calcext:value-type="float">
            <text:p>99.3355</text:p>
          </table:table-cell>
          <table:table-cell office:value-type="float" office:value="90.4534" calcext:value-type="float">
            <text:p>90.4534</text:p>
          </table:table-cell>
          <table:table-cell office:value-type="float" office:value="96.9645" calcext:value-type="float">
            <text:p>96.9645</text:p>
          </table:table-cell>
          <table:table-cell office:value-type="float" office:value="91.9397" calcext:value-type="float">
            <text:p>91.939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99.7783" calcext:value-type="float">
            <text:p>99.7783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96.6714" calcext:value-type="float">
            <text:p>96.6714</text:p>
          </table:table-cell>
          <table:table-cell office:value-type="float" office:value="96.1862" calcext:value-type="float">
            <text:p>96.1862</text:p>
          </table:table-cell>
          <table:table-cell/>
          <table:table-cell table:style-name="ce1" office:value-type="float" office:value="70.0219" calcext:value-type="float">
            <text:p>70.0219</text:p>
          </table:table-cell>
          <table:table-cell table:number-columns-repeated="12"/>
        </table:table-row>
        <table:table-row table:style-name="ro1">
          <table:table-cell office:value-type="float" office:value="82.915" calcext:value-type="float">
            <text:p>82.915</text:p>
          </table:table-cell>
          <table:table-cell office:value-type="float" office:value="100" calcext:value-type="float">
            <text:p>100</text:p>
          </table:table-cell>
          <table:table-cell office:value-type="float" office:value="90.1748" calcext:value-type="float">
            <text:p>90.1748</text:p>
          </table:table-cell>
          <table:table-cell office:value-type="float" office:value="81.8769" calcext:value-type="float">
            <text:p>81.8769</text:p>
          </table:table-cell>
          <table:table-cell/>
          <table:table-cell office:value-type="float" office:value="90.6637" calcext:value-type="float">
            <text:p>90.6637</text:p>
          </table:table-cell>
          <table:table-cell table:number-columns-repeated="12"/>
        </table:table-row>
        <table:table-row table:style-name="ro1">
          <table:table-cell office:value-type="float" office:value="97.6933" calcext:value-type="float">
            <text:p>97.6933</text:p>
          </table:table-cell>
          <table:table-cell office:value-type="float" office:value="88.6733" calcext:value-type="float">
            <text:p>88.6733</text:p>
          </table:table-cell>
          <table:table-cell office:value-type="float" office:value="83.666" calcext:value-type="float">
            <text:p>83.666</text:p>
          </table:table-cell>
          <table:table-cell office:value-type="float" office:value="94.3441" calcext:value-type="float">
            <text:p>94.3441</text:p>
          </table:table-cell>
          <table:table-cell/>
          <table:table-cell office:value-type="float" office:value="84.2062" calcext:value-type="float">
            <text:p>84.2062</text:p>
          </table:table-cell>
          <table:table-cell table:number-columns-repeated="12"/>
        </table:table-row>
        <table:table-row table:style-name="ro1">
          <table:table-cell office:value-type="float" office:value="99.5565" calcext:value-type="float">
            <text:p>99.5565</text:p>
          </table:table-cell>
          <table:table-cell office:value-type="float" office:value="91.1154" calcext:value-type="float">
            <text:p>91.1154</text:p>
          </table:table-cell>
          <table:table-cell office:value-type="float" office:value="98.1375" calcext:value-type="float">
            <text:p>98.1375</text:p>
          </table:table-cell>
          <table:table-cell office:value-type="float" office:value="99.1679" calcext:value-type="float">
            <text:p>99.167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8.98" calcext:value-type="float">
            <text:p>98.98</text:p>
          </table:table-cell>
          <table:table-cell office:value-type="float" office:value="99.5012" calcext:value-type="float">
            <text:p>99.501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87.8934" calcext:value-type="float">
            <text:p>87.8934</text:p>
          </table:table-cell>
          <table:table-cell office:value-type="float" office:value="73.6601" calcext:value-type="float">
            <text:p>73.6601</text:p>
          </table:table-cell>
          <table:table-cell office:value-type="float" office:value="95.3467" calcext:value-type="float">
            <text:p>95.3467</text:p>
          </table:table-cell>
          <table:table-cell office:value-type="float" office:value="99.0022" calcext:value-type="float">
            <text:p>99.0022</text:p>
          </table:table-cell>
          <table:table-cell/>
          <table:table-cell office:value-type="float" office:value="98.4673" calcext:value-type="float">
            <text:p>98.4673</text:p>
          </table:table-cell>
          <table:table-cell table:number-columns-repeated="12"/>
        </table:table-row>
        <table:table-row table:style-name="ro1">
          <table:table-cell office:value-type="float" office:value="81.0546" calcext:value-type="float">
            <text:p>81.0546</text:p>
          </table:table-cell>
          <table:table-cell office:value-type="float" office:value="91.8595" calcext:value-type="float">
            <text:p>91.8595</text:p>
          </table:table-cell>
          <table:table-cell office:value-type="float" office:value="96.6484" calcext:value-type="float">
            <text:p>96.6484</text:p>
          </table:table-cell>
          <table:table-cell table:style-name="ce1" office:value-type="float" office:value="68.8495" calcext:value-type="float">
            <text:p>68.8495</text:p>
          </table:table-cell>
          <table:table-cell/>
          <table:table-cell office:value-type="float" office:value="96.9645" calcext:value-type="float">
            <text:p>96.9645</text:p>
          </table:table-cell>
          <table:table-cell table:number-columns-repeated="12"/>
        </table:table-row>
        <table:table-row table:style-name="ro1">
          <table:table-cell office:value-type="float" office:value="99.5565" calcext:value-type="float">
            <text:p>99.5565</text:p>
          </table:table-cell>
          <table:table-cell office:value-type="float" office:value="98.9285" calcext:value-type="float">
            <text:p>98.9285</text:p>
          </table:table-cell>
          <table:table-cell table:style-name="ce1" office:value-type="float" office:value="67.057" calcext:value-type="float">
            <text:p>67.057</text:p>
          </table:table-cell>
          <table:table-cell office:value-type="float" office:value="99.3333" calcext:value-type="float">
            <text:p>99.3333</text:p>
          </table:table-cell>
          <table:table-cell/>
          <table:table-cell table:style-name="ce1" office:value-type="float" office:value="68.3367" calcext:value-type="float">
            <text:p>68.3367</text:p>
          </table:table-cell>
          <table:table-cell table:number-columns-repeated="12"/>
        </table:table-row>
        <table:table-row table:style-name="ro1">
          <table:table-cell office:value-type="float" office:value="99.5565" calcext:value-type="float">
            <text:p>99.5565</text:p>
          </table:table-cell>
          <table:table-cell office:value-type="float" office:value="96.4269" calcext:value-type="float">
            <text:p>96.4269</text:p>
          </table:table-cell>
          <table:table-cell office:value-type="float" office:value="89.7101" calcext:value-type="float">
            <text:p>89.7101</text:p>
          </table:table-cell>
          <table:table-cell office:value-type="float" office:value="99.8335" calcext:value-type="float">
            <text:p>99.8335</text:p>
          </table:table-cell>
          <table:table-cell/>
          <table:table-cell office:value-type="float" office:value="75.8315" calcext:value-type="float">
            <text:p>75.83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.0113" calcext:value-type="float">
            <text:p>74.0113</text:p>
          </table:table-cell>
          <table:table-cell office:value-type="float" office:value="100" calcext:value-type="float">
            <text:p>100</text:p>
          </table:table-cell>
          <table:table-cell office:value-type="float" office:value="91.685" calcext:value-type="float">
            <text:p>91.685</text:p>
          </table:table-cell>
          <table:table-cell/>
          <table:table-cell office:value-type="float" office:value="92.1577" calcext:value-type="float">
            <text:p>92.15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.9285" calcext:value-type="float">
            <text:p>98.9285</text:p>
          </table:table-cell>
          <table:table-cell office:value-type="float" office:value="94.4678" calcext:value-type="float">
            <text:p>94.4678</text:p>
          </table:table-cell>
          <table:table-cell office:value-type="float" office:value="79.369" calcext:value-type="float">
            <text:p>79.369</text:p>
          </table:table-cell>
          <table:table-cell/>
          <table:table-cell table:style-name="ce1" office:value-type="float" office:value="69.9394" calcext:value-type="float">
            <text:p>69.9394</text:p>
          </table:table-cell>
          <table:table-cell table:number-columns-repeated="12"/>
        </table:table-row>
        <table:table-row table:style-name="ro1">
          <table:table-cell table:formula="of:=SUM([.A1:.A53])/53" office:value-type="float" office:value="92.5191528301887" calcext:value-type="float">
            <text:p>92.519152830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96.5012" calcext:value-type="float">
            <text:p>96.5012</text:p>
          </table:table-cell>
          <table:table-cell office:value-type="float" office:value="80.9981" calcext:value-type="float">
            <text:p>80.9981</text:p>
          </table:table-cell>
          <table:table-cell/>
          <table:table-cell office:value-type="float" office:value="93.9577" calcext:value-type="float">
            <text:p>93.9577</text:p>
          </table:table-cell>
          <table:table-cell table:number-columns-repeated="12"/>
        </table:table-row>
        <table:table-row table:style-name="ro1">
          <table:table-cell table:formula="of:=STDEV([.A1:.A53])" office:value-type="float" office:value="9.94981361399846" calcext:value-type="float">
            <text:p>9.949813614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81.6937" calcext:value-type="float">
            <text:p>81.6937</text:p>
          </table:table-cell>
          <table:table-cell office:value-type="float" office:value="99.8128" calcext:value-type="float">
            <text:p>99.8128</text:p>
          </table:table-cell>
          <table:table-cell/>
          <table:table-cell office:value-type="float" office:value="99.6571" calcext:value-type="float">
            <text:p>99.6571</text:p>
          </table:table-cell>
          <table:table-cell table:number-columns-repeated="12"/>
        </table:table-row>
        <table:table-row table:style-name="ro1">
          <table:table-cell table:formula="of:=MEDIAN([.A1:.A53])" office:value-type="float" office:value="99.3355" calcext:value-type="float">
            <text:p>99.3355</text:p>
          </table:table-cell>
          <table:table-cell office:value-type="float" office:value="94.9119" calcext:value-type="float">
            <text:p>94.9119</text:p>
          </table:table-cell>
          <table:table-cell office:value-type="float" office:value="91.125" calcext:value-type="float">
            <text:p>91.125</text:p>
          </table:table-cell>
          <table:table-cell office:value-type="float" office:value="99.6262" calcext:value-type="float">
            <text:p>99.626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formula="of:=QUARTILE([.A1:.A53];1)" office:value-type="float" office:value="87.8934" calcext:value-type="float">
            <text:p>87.8934</text:p>
          </table:table-cell>
          <table:table-cell office:value-type="float" office:value="94.908" calcext:value-type="float">
            <text:p>94.908</text:p>
          </table:table-cell>
          <table:table-cell office:value-type="float" office:value="94.0671" calcext:value-type="float">
            <text:p>94.0671</text:p>
          </table:table-cell>
          <table:table-cell office:value-type="float" office:value="99.4401" calcext:value-type="float">
            <text:p>99.4401</text:p>
          </table:table-cell>
          <table:table-cell/>
          <table:table-cell office:value-type="float" office:value="93.2559" calcext:value-type="float">
            <text:p>93.2559</text:p>
          </table:table-cell>
          <table:table-cell table:number-columns-repeated="12"/>
        </table:table-row>
        <table:table-row table:style-name="ro1">
          <table:table-cell table:formula="of:=QUARTILE([.A1:.A53];3)" office:value-type="float" office:value="99.7783" calcext:value-type="float">
            <text:p>99.7783</text:p>
          </table:table-cell>
          <table:table-cell office:value-type="float" office:value="88.01" calcext:value-type="float">
            <text:p>88.01</text:p>
          </table:table-cell>
          <table:table-cell office:value-type="float" office:value="100" calcext:value-type="float">
            <text:p>100</text:p>
          </table:table-cell>
          <table:table-cell office:value-type="float" office:value="98.5034" calcext:value-type="float">
            <text:p>98.5034</text:p>
          </table:table-cell>
          <table:table-cell/>
          <table:table-cell office:value-type="float" office:value="96.485" calcext:value-type="float">
            <text:p>96.4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.0531" calcext:value-type="float">
            <text:p>93.0531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70.1239" calcext:value-type="float">
            <text:p>70.1239</text:p>
          </table:table-cell>
          <table:table-cell/>
          <table:table-cell office:value-type="float" office:value="75.2029" calcext:value-type="float">
            <text:p>75.20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.9285" calcext:value-type="float">
            <text:p>98.9285</text:p>
          </table:table-cell>
          <table:table-cell office:value-type="float" office:value="90.7251" calcext:value-type="float">
            <text:p>90.7251</text:p>
          </table:table-cell>
          <table:table-cell office:value-type="float" office:value="99.8335" calcext:value-type="float">
            <text:p>99.8335</text:p>
          </table:table-cell>
          <table:table-cell/>
          <table:table-cell office:value-type="float" office:value="93.9359" calcext:value-type="float">
            <text:p>93.93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.9247" calcext:value-type="float">
            <text:p>98.9247</text:p>
          </table:table-cell>
          <table:table-cell office:value-type="float" office:value="96.3871" calcext:value-type="float">
            <text:p>96.3871</text:p>
          </table:table-cell>
          <table:table-cell office:value-type="float" office:value="95.4864" calcext:value-type="float">
            <text:p>95.4864</text:p>
          </table:table-cell>
          <table:table-cell/>
          <table:table-cell office:value-type="float" office:value="98.6361" calcext:value-type="float">
            <text:p>98.63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.0722" calcext:value-type="float">
            <text:p>94.0722</text:p>
          </table:table-cell>
          <table:table-cell office:value-type="float" office:value="98.6409" calcext:value-type="float">
            <text:p>98.64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8.9167" calcext:value-type="float">
            <text:p>88.91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.2072" calcext:value-type="float">
            <text:p>84.2072</text:p>
          </table:table-cell>
          <table:table-cell office:value-type="float" office:value="100" calcext:value-type="float">
            <text:p>100</text:p>
          </table:table-cell>
          <table:table-cell office:value-type="float" office:value="83.666" calcext:value-type="float">
            <text:p>83.666</text:p>
          </table:table-cell>
          <table:table-cell/>
          <table:table-cell office:value-type="float" office:value="88.7928" calcext:value-type="float">
            <text:p>88.79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.413" calcext:value-type="float">
            <text:p>97.413</text:p>
          </table:table-cell>
          <table:table-cell office:value-type="float" office:value="100" calcext:value-type="float">
            <text:p>100</text:p>
          </table:table-cell>
          <table:table-cell office:value-type="float" office:value="97.8367" calcext:value-type="float">
            <text:p>97.8367</text:p>
          </table:table-cell>
          <table:table-cell/>
          <table:table-cell office:value-type="float" office:value="78.7667" calcext:value-type="float">
            <text:p>78.76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.0907" calcext:value-type="float">
            <text:p>83.0907</text:p>
          </table:table-cell>
          <table:table-cell office:value-type="float" office:value="99.3174" calcext:value-type="float">
            <text:p>99.3174</text:p>
          </table:table-cell>
          <table:table-cell office:value-type="float" office:value="83.8135" calcext:value-type="float">
            <text:p>83.8135</text:p>
          </table:table-cell>
          <table:table-cell/>
          <table:table-cell office:value-type="float" office:value="88.716" calcext:value-type="float">
            <text:p>88.7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.2233" calcext:value-type="float">
            <text:p>75.2233</text:p>
          </table:table-cell>
          <table:table-cell office:value-type="float" office:value="94.9976" calcext:value-type="float">
            <text:p>94.9976</text:p>
          </table:table-cell>
          <table:table-cell office:value-type="float" office:value="99.8335" calcext:value-type="float">
            <text:p>99.8335</text:p>
          </table:table-cell>
          <table:table-cell/>
          <table:table-cell office:value-type="float" office:value="96.306" calcext:value-type="float">
            <text:p>96.3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.4902" calcext:value-type="float">
            <text:p>88.4902</text:p>
          </table:table-cell>
          <table:table-cell office:value-type="float" office:value="83.7326" calcext:value-type="float">
            <text:p>83.7326</text:p>
          </table:table-cell>
          <table:table-cell office:value-type="float" office:value="83.9731" calcext:value-type="float">
            <text:p>83.9731</text:p>
          </table:table-cell>
          <table:table-cell/>
          <table:table-cell office:value-type="float" office:value="96.1075" calcext:value-type="float">
            <text:p>96.10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.9534" calcext:value-type="float">
            <text:p>73.9534</text:p>
          </table:table-cell>
          <table:table-cell office:value-type="float" office:value="99.6579" calcext:value-type="float">
            <text:p>99.6579</text:p>
          </table:table-cell>
          <table:table-cell office:value-type="float" office:value="81.9597" calcext:value-type="float">
            <text:p>81.9597</text:p>
          </table:table-cell>
          <table:table-cell/>
          <table:table-cell table:style-name="ce1" office:value-type="float" office:value="66.6758" calcext:value-type="float">
            <text:p>66.67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.0837" calcext:value-type="float">
            <text:p>72.0837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99.438" calcext:value-type="float">
            <text:p>99.438</text:p>
          </table:table-cell>
          <table:table-cell/>
          <table:table-cell office:value-type="float" office:value="88.7641" calcext:value-type="float">
            <text:p>88.76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.9285" calcext:value-type="float">
            <text:p>98.9285</text:p>
          </table:table-cell>
          <table:table-cell office:value-type="float" office:value="100" calcext:value-type="float">
            <text:p>100</text:p>
          </table:table-cell>
          <table:table-cell office:value-type="float" office:value="90.7322" calcext:value-type="float">
            <text:p>90.7322</text:p>
          </table:table-cell>
          <table:table-cell/>
          <table:table-cell office:value-type="float" office:value="95.1545" calcext:value-type="float">
            <text:p>95.15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.2936" calcext:value-type="float">
            <text:p>92.2936</text:p>
          </table:table-cell>
          <table:table-cell office:value-type="float" office:value="83.666" calcext:value-type="float">
            <text:p>83.666</text:p>
          </table:table-cell>
          <table:table-cell office:value-type="float" office:value="82.5765" calcext:value-type="float">
            <text:p>82.5765</text:p>
          </table:table-cell>
          <table:table-cell/>
          <table:table-cell office:value-type="float" office:value="97.485" calcext:value-type="float">
            <text:p>97.4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.6194" calcext:value-type="float">
            <text:p>76.6194</text:p>
          </table:table-cell>
          <table:table-cell office:value-type="float" office:value="95.3127" calcext:value-type="float">
            <text:p>95.3127</text:p>
          </table:table-cell>
          <table:table-cell office:value-type="float" office:value="99.6667" calcext:value-type="float">
            <text:p>99.6667</text:p>
          </table:table-cell>
          <table:table-cell/>
          <table:table-cell office:value-type="float" office:value="99.486" calcext:value-type="float">
            <text:p>99.4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.1332" calcext:value-type="float">
            <text:p>91.1332</text:p>
          </table:table-cell>
          <table:table-cell office:value-type="float" office:value="86.4275" calcext:value-type="float">
            <text:p>86.4275</text:p>
          </table:table-cell>
          <table:table-cell office:value-type="float" office:value="97.9721" calcext:value-type="float">
            <text:p>97.9721</text:p>
          </table:table-cell>
          <table:table-cell/>
          <table:table-cell office:value-type="float" office:value="99.8288" calcext:value-type="float">
            <text:p>99.82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.2573" calcext:value-type="float">
            <text:p>93.2573</text:p>
          </table:table-cell>
          <table:table-cell office:value-type="float" office:value="79.2907" calcext:value-type="float">
            <text:p>79.2907</text:p>
          </table:table-cell>
          <table:table-cell office:value-type="float" office:value="89.4154" calcext:value-type="float">
            <text:p>89.415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.9663" calcext:value-type="float">
            <text:p>88.9663</text:p>
          </table:table-cell>
          <table:table-cell office:value-type="float" office:value="92.6237" calcext:value-type="float">
            <text:p>92.6237</text:p>
          </table:table-cell>
          <table:table-cell office:value-type="float" office:value="94.8334" calcext:value-type="float">
            <text:p>94.8334</text:p>
          </table:table-cell>
          <table:table-cell/>
          <table:table-cell office:value-type="float" office:value="86.4412" calcext:value-type="float">
            <text:p>86.44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.781" calcext:value-type="float">
            <text:p>95.781</text:p>
          </table:table-cell>
          <table:table-cell office:value-type="float" office:value="96.5388" calcext:value-type="float">
            <text:p>96.5388</text:p>
          </table:table-cell>
          <table:table-cell office:value-type="float" office:value="85.0112" calcext:value-type="float">
            <text:p>85.0112</text:p>
          </table:table-cell>
          <table:table-cell/>
          <table:table-cell office:value-type="float" office:value="99.6581" calcext:value-type="float">
            <text:p>99.65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.2936" calcext:value-type="float">
            <text:p>92.2936</text:p>
          </table:table-cell>
          <table:table-cell table:style-name="ce1" office:value-type="float" office:value="68.313" calcext:value-type="float">
            <text:p>68.313</text:p>
          </table:table-cell>
          <table:table-cell office:value-type="float" office:value="97.8498" calcext:value-type="float">
            <text:p>97.8498</text:p>
          </table:table-cell>
          <table:table-cell/>
          <table:table-cell office:value-type="float" office:value="94.1569" calcext:value-type="float">
            <text:p>94.15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.4036" calcext:value-type="float">
            <text:p>91.4036</text:p>
          </table:table-cell>
          <table:table-cell office:value-type="float" office:value="90.6918" calcext:value-type="float">
            <text:p>90.6918</text:p>
          </table:table-cell>
          <table:table-cell office:value-type="float" office:value="99.8335" calcext:value-type="float">
            <text:p>99.8335</text:p>
          </table:table-cell>
          <table:table-cell/>
          <table:table-cell office:value-type="float" office:value="81.4864" calcext:value-type="float">
            <text:p>81.48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.5604" calcext:value-type="float">
            <text:p>94.5604</text:p>
          </table:table-cell>
          <table:table-cell office:value-type="float" office:value="95.0268" calcext:value-type="float">
            <text:p>95.0268</text:p>
          </table:table-cell>
          <table:table-cell office:value-type="float" office:value="99.8335" calcext:value-type="float">
            <text:p>99.8335</text:p>
          </table:table-cell>
          <table:table-cell/>
          <table:table-cell office:value-type="float" office:value="71.7557" calcext:value-type="float">
            <text:p>71.75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.1064" calcext:value-type="float">
            <text:p>95.1064</text:p>
          </table:table-cell>
          <table:table-cell office:value-type="float" office:value="83.5227" calcext:value-type="float">
            <text:p>83.5227</text:p>
          </table:table-cell>
          <table:table-cell office:value-type="float" office:value="72.5625" calcext:value-type="float">
            <text:p>72.5625</text:p>
          </table:table-cell>
          <table:table-cell/>
          <table:table-cell office:value-type="float" office:value="89.5352" calcext:value-type="float">
            <text:p>89.53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.4864" calcext:value-type="float">
            <text:p>85.4864</text:p>
          </table:table-cell>
          <table:table-cell office:value-type="float" office:value="100" calcext:value-type="float">
            <text:p>100</text:p>
          </table:table-cell>
          <table:table-cell office:value-type="float" office:value="83.4423" calcext:value-type="float">
            <text:p>83.4423</text:p>
          </table:table-cell>
          <table:table-cell/>
          <table:table-cell office:value-type="float" office:value="86.636" calcext:value-type="float">
            <text:p>86.6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.9745" calcext:value-type="float">
            <text:p>77.9745</text:p>
          </table:table-cell>
          <table:table-cell office:value-type="float" office:value="100" calcext:value-type="float">
            <text:p>100</text:p>
          </table:table-cell>
          <table:table-cell office:value-type="float" office:value="84.2179" calcext:value-type="float">
            <text:p>84.2179</text:p>
          </table:table-cell>
          <table:table-cell/>
          <table:table-cell office:value-type="float" office:value="99.3174" calcext:value-type="float">
            <text:p>99.31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.8796" calcext:value-type="float">
            <text:p>97.8796</text:p>
          </table:table-cell>
          <table:table-cell office:value-type="float" office:value="99.1449" calcext:value-type="float">
            <text:p>99.1449</text:p>
          </table:table-cell>
          <table:table-cell office:value-type="float" office:value="96.1567" calcext:value-type="float">
            <text:p>96.1567</text:p>
          </table:table-cell>
          <table:table-cell/>
          <table:table-cell office:value-type="float" office:value="93.3044" calcext:value-type="float">
            <text:p>93.30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.0045" calcext:value-type="float">
            <text:p>76.0045</text:p>
          </table:table-cell>
          <table:table-cell office:value-type="float" office:value="83.666" calcext:value-type="float">
            <text:p>83.6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3.8858" calcext:value-type="float">
            <text:p>93.88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.4418" calcext:value-type="float">
            <text:p>87.4418</text:p>
          </table:table-cell>
          <table:table-cell office:value-type="float" office:value="96.485" calcext:value-type="float">
            <text:p>96.485</text:p>
          </table:table-cell>
          <table:table-cell office:value-type="float" office:value="84.8619" calcext:value-type="float">
            <text:p>84.8619</text:p>
          </table:table-cell>
          <table:table-cell/>
          <table:table-cell office:value-type="float" office:value="93.3234" calcext:value-type="float">
            <text:p>93.32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.3688" calcext:value-type="float">
            <text:p>97.3688</text:p>
          </table:table-cell>
          <table:table-cell office:value-type="float" office:value="84.3395" calcext:value-type="float">
            <text:p>84.3395</text:p>
          </table:table-cell>
          <table:table-cell office:value-type="float" office:value="99.6672" calcext:value-type="float">
            <text:p>99.6672</text:p>
          </table:table-cell>
          <table:table-cell/>
          <table:table-cell office:value-type="float" office:value="86.043" calcext:value-type="float">
            <text:p>86.0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5.8565" calcext:value-type="float">
            <text:p>75.8565</text:p>
          </table:table-cell>
          <table:table-cell office:value-type="float" office:value="77.2588" calcext:value-type="float">
            <text:p>77.2588</text:p>
          </table:table-cell>
          <table:table-cell/>
          <table:table-cell table:style-name="ce1" office:value-type="float" office:value="70.4778" calcext:value-type="float">
            <text:p>70.47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1.9657" calcext:value-type="float">
            <text:p>91.9657</text:p>
          </table:table-cell>
          <table:table-cell office:value-type="float" office:value="88.4337" calcext:value-type="float">
            <text:p>88.4337</text:p>
          </table:table-cell>
          <table:table-cell/>
          <table:table-cell table:style-name="ce1" office:value-type="float" office:value="67.9328" calcext:value-type="float">
            <text:p>67.93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9.8335" calcext:value-type="float">
            <text:p>99.8335</text:p>
          </table:table-cell>
          <table:table-cell/>
          <table:table-cell table:style-name="ce1" office:value-type="float" office:value="68.6802" calcext:value-type="float">
            <text:p>68.6802</text:p>
          </table:table-cell>
          <table:table-cell table:number-columns-repeated="12"/>
        </table:table-row>
        <table:table-row table:style-name="ro1">
          <table:table-cell/>
          <table:table-cell table:formula="of:=SUM([.B1:.B88])/88" office:value-type="float" office:value="88.8179090909091" calcext:value-type="float">
            <text:p>88.8179090909</text:p>
          </table:table-cell>
          <table:table-cell office:value-type="float" office:value="94.4987" calcext:value-type="float">
            <text:p>94.498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2.0539" calcext:value-type="float">
            <text:p>92.0539</text:p>
          </table:table-cell>
          <table:table-cell table:number-columns-repeated="12"/>
        </table:table-row>
        <table:table-row table:style-name="ro1">
          <table:table-cell/>
          <table:table-cell table:formula="of:=STDEV([.B1:.B88])" office:value-type="float" office:value="8.92912971099527" calcext:value-type="float">
            <text:p>8.929129711</text:p>
          </table:table-cell>
          <table:table-cell office:value-type="float" office:value="91.185" calcext:value-type="float">
            <text:p>91.185</text:p>
          </table:table-cell>
          <table:table-cell table:style-name="ce1" office:value-type="float" office:value="66.3781" calcext:value-type="float">
            <text:p>66.3781</text:p>
          </table:table-cell>
          <table:table-cell/>
          <table:table-cell office:value-type="float" office:value="79.9957" calcext:value-type="float">
            <text:p>79.9957</text:p>
          </table:table-cell>
          <table:table-cell table:number-columns-repeated="12"/>
        </table:table-row>
        <table:table-row table:style-name="ro1">
          <table:table-cell/>
          <table:table-cell table:formula="of:=MEDIAN([.B1:.B88])" office:value-type="float" office:value="90.7844" calcext:value-type="float">
            <text:p>90.7844</text:p>
          </table:table-cell>
          <table:table-cell office:value-type="float" office:value="78.3716" calcext:value-type="float">
            <text:p>78.371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0.4762" calcext:value-type="float">
            <text:p>90.4762</text:p>
          </table:table-cell>
          <table:table-cell table:number-columns-repeated="12"/>
        </table:table-row>
        <table:table-row table:style-name="ro1">
          <table:table-cell/>
          <table:table-cell table:formula="of:=QUARTILE([.B1:.B88];1)" office:value-type="float" office:value="83.2278" calcext:value-type="float">
            <text:p>83.2278</text:p>
          </table:table-cell>
          <table:table-cell office:value-type="float" office:value="95.8033" calcext:value-type="float">
            <text:p>95.8033</text:p>
          </table:table-cell>
          <table:table-cell office:value-type="float" office:value="90.1063" calcext:value-type="float">
            <text:p>90.1063</text:p>
          </table:table-cell>
          <table:table-cell/>
          <table:table-cell office:value-type="float" office:value="96.306" calcext:value-type="float">
            <text:p>96.306</text:p>
          </table:table-cell>
          <table:table-cell table:number-columns-repeated="12"/>
        </table:table-row>
        <table:table-row table:style-name="ro1">
          <table:table-cell/>
          <table:table-cell table:formula="of:=QUARTILE([.B1:.B88];3)" office:value-type="float" office:value="96.549325" calcext:value-type="float">
            <text:p>96.549325</text:p>
          </table:table-cell>
          <table:table-cell office:value-type="float" office:value="90.4588" calcext:value-type="float">
            <text:p>90.458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68.8985" calcext:value-type="float">
            <text:p>68.898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5.1428" calcext:value-type="float">
            <text:p>85.14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9.486" calcext:value-type="float">
            <text:p>99.486</text:p>
          </table:table-cell>
          <table:table-cell office:value-type="float" office:value="77.7543" calcext:value-type="float">
            <text:p>77.7543</text:p>
          </table:table-cell>
          <table:table-cell/>
          <table:table-cell office:value-type="float" office:value="83.9671" calcext:value-type="float">
            <text:p>83.96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2.5003" calcext:value-type="float">
            <text:p>92.500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96.833" calcext:value-type="float">
            <text:p>96.83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78.7388" calcext:value-type="float">
            <text:p>78.738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83.7478" calcext:value-type="float">
            <text:p>83.7478</text:p>
          </table:table-cell>
          <table:table-cell table:formula="of:=SUM([.D1:.D98])/98" office:value-type="float" office:value="92.249181632653" calcext:value-type="float">
            <text:p>92.2491816327</text:p>
          </table:table-cell>
          <table:table-cell/>
          <table:table-cell table:formula="of:=SUM([.F1:.F98])/98" office:value-type="float" office:value="89.0530010204081" calcext:value-type="float">
            <text:p>89.05300102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6.4044" calcext:value-type="float">
            <text:p>86.4044</text:p>
          </table:table-cell>
          <table:table-cell table:formula="of:=STDEV([.D1:.D98])" office:value-type="float" office:value="8.97117848925385" calcext:value-type="float">
            <text:p>8.9711784893</text:p>
          </table:table-cell>
          <table:table-cell/>
          <table:table-cell table:formula="of:=STDEV([.F1:.F98])" office:value-type="float" office:value="9.96365339175495" calcext:value-type="float">
            <text:p>9.96365339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3.8627" calcext:value-type="float">
            <text:p>93.8627</text:p>
          </table:table-cell>
          <table:table-cell table:formula="of:=MEDIAN([.D1:.D98])" office:value-type="float" office:value="96.5402" calcext:value-type="float">
            <text:p>96.5402</text:p>
          </table:table-cell>
          <table:table-cell/>
          <table:table-cell table:formula="of:=MEDIAN([.F1:.F98])" office:value-type="float" office:value="92.05395" calcext:value-type="float">
            <text:p>92.0539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9.8288" calcext:value-type="float">
            <text:p>99.8288</text:p>
          </table:table-cell>
          <table:table-cell table:formula="of:=QUARTILE([.D1:.D98];1)" office:value-type="float" office:value="84.3789" calcext:value-type="float">
            <text:p>84.3789</text:p>
          </table:table-cell>
          <table:table-cell/>
          <table:table-cell table:formula="of:=QUARTILE([.F1:.F98];1)" office:value-type="float" office:value="84.2168" calcext:value-type="float">
            <text:p>84.216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2.4723" calcext:value-type="float">
            <text:p>92.4723</text:p>
          </table:table-cell>
          <table:table-cell table:formula="of:=QUARTILE([.D1:.D98];3)" office:value-type="float" office:value="99.6667" calcext:value-type="float">
            <text:p>99.6667</text:p>
          </table:table-cell>
          <table:table-cell/>
          <table:table-cell table:formula="of:=QUARTILE([.F1:.F98];3)" office:value-type="float" office:value="96.844625" calcext:value-type="float">
            <text:p>96.8446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table:formula="of:=SUM([.C1:.C107])/107" office:value-type="float" office:value="91.8177140186915" calcext:value-type="float">
            <text:p>91.8177140187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STDEV([.C1:.C107])" office:value-type="float" office:value="8.67746967152714" calcext:value-type="float">
            <text:p>8.677469671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MEDIAN([.C1:.C107])" office:value-type="float" office:value="94.4987" calcext:value-type="float">
            <text:p>94.4987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QUARTILE([.C1:.C107];1)" office:value-type="float" office:value="86.41595" calcext:value-type="float">
            <text:p>86.4159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QUARTILE([.C1:.C107];3)" office:value-type="float" office:value="99.486" calcext:value-type="float">
            <text:p>99.486</text:p>
          </table:table-cell>
          <table:table-cell table:number-columns-repeated="15"/>
        </table:table-row>
        <table:table-row table:style-name="ro1">
          <table:table-cell table:formula="of:=MAX([.A1:.A107])" office:value-type="float" office:value="100" calcext:value-type="float">
            <text:p>100</text:p>
          </table:table-cell>
          <table:table-cell table:formula="of:=MAX([.B1:.B107])" office:value-type="float" office:value="100" calcext:value-type="float">
            <text:p>100</text:p>
          </table:table-cell>
          <table:table-cell table:formula="of:=MAX([.C1:.C107])" office:value-type="float" office:value="100" calcext:value-type="float">
            <text:p>100</text:p>
          </table:table-cell>
          <table:table-cell table:formula="of:=MAX([.D1:.D107])" office:value-type="float" office:value="100" calcext:value-type="float">
            <text:p>100</text:p>
          </table:table-cell>
          <table:table-cell table:formula="of:=MAX([.E1:.E107])" office:value-type="float" office:value="100" calcext:value-type="float">
            <text:p>100</text:p>
          </table:table-cell>
          <table:table-cell table:formula="of:=MAX([.F1:.F107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formula="of:=MIN([.A1:.A53])" office:value-type="float" office:value="67.6816" calcext:value-type="float">
            <text:p>67.6816</text:p>
          </table:table-cell>
          <table:table-cell table:formula="of:=MIN([.B1:.B88])" office:value-type="float" office:value="67.42" calcext:value-type="float">
            <text:p>67.42</text:p>
          </table:table-cell>
          <table:table-cell table:formula="of:=MIN([.C1:.C107])" office:value-type="float" office:value="67.057" calcext:value-type="float">
            <text:p>67.057</text:p>
          </table:table-cell>
          <table:table-cell table:formula="of:=MIN([.D1:.D98])" office:value-type="float" office:value="66.3781" calcext:value-type="float">
            <text:p>66.3781</text:p>
          </table:table-cell>
          <table:table-cell table:formula="of:=MIN([.E1:.E35])" office:value-type="float" office:value="95.0263" calcext:value-type="float">
            <text:p>95.0263</text:p>
          </table:table-cell>
          <table:table-cell table:formula="of:=MIN([.F1:.F98])" office:value-type="float" office:value="66.6758" calcext:value-type="float">
            <text:p>66.675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09:48:48.068600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8:58:49.896434909</meta:creation-date>
    <dc:date>2017-05-22T10:12:31.264198017</dc:date>
    <meta:editing-duration>PT1M59S</meta:editing-duration>
    <meta:editing-cycles>2</meta:editing-cycles>
    <meta:generator>LibreOffice/4.2.8.2$Linux_X86_64 LibreOffice_project/420m0$Build-2</meta:generator>
    <meta:document-statistic meta:table-count="1" meta:cell-count="554" meta:object-count="0"/>
  </office:meta>
</office:document-meta>
</file>